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1000000B7ADA4A5FDA4395919.png" manifest:media-type="image/png"/>
  <manifest:file-entry manifest:full-path="Pictures/10000001000005110000014BDF6CCAE483821F44.png" manifest:media-type="image/png"/>
  <manifest:file-entry manifest:full-path="Pictures/100000010000051100000041949D33F498EC0A1D.png" manifest:media-type="image/png"/>
  <manifest:file-entry manifest:full-path="Pictures/1000000100000511000000241B39E7A606ABD39F.png" manifest:media-type="image/png"/>
  <manifest:file-entry manifest:full-path="Pictures/100000010000051100000024F83987F3E00A44FF.png" manifest:media-type="image/png"/>
  <manifest:file-entry manifest:full-path="Pictures/10000001000005110000002417EB4BF0B2A54A59.png" manifest:media-type="image/png"/>
  <manifest:file-entry manifest:full-path="Pictures/100000010000051100000375AA8854EFAB347D51.png" manifest:media-type="image/png"/>
  <manifest:file-entry manifest:full-path="Pictures/1000000100000511000000239839FEE66E2BDAF6.png" manifest:media-type="image/png"/>
  <manifest:file-entry manifest:full-path="Pictures/10000001000005110000005A535309F275D4A149.png" manifest:media-type="image/png"/>
  <manifest:file-entry manifest:full-path="Pictures/100000010000051100000023CF2548853496EC43.png" manifest:media-type="image/png"/>
  <manifest:file-entry manifest:full-path="Pictures/1000000100000511000000A5D8E51D62B023AB16.png" manifest:media-type="image/png"/>
  <manifest:file-entry manifest:full-path="Pictures/10000001000005110000002EBCC4C8C6C86C07D7.png" manifest:media-type="image/png"/>
  <manifest:file-entry manifest:full-path="Pictures/1000000100000511000000A50B767B47D5D1D50E.png" manifest:media-type="image/png"/>
  <manifest:file-entry manifest:full-path="Pictures/10000001000005110000005FA779D2A5CC1AB3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0.1854in" draw:z-index="0"><draw:image xlink:href="Pictures/1000000100000511000000241B39E7A606ABD39F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6929in" svg:height="0.1854in" draw:z-index="1"><draw:image xlink:href="Pictures/10000001000005110000002417EB4BF0B2A54A59.png" xlink:type="simple" xlink:show="embed" xlink:actuate="onLoad" draw:mime-type="image/png"/></draw:frame></text:p>
      <text:p text:style-name="Standard"><draw:frame draw:style-name="fr1" draw:name="Image3" text:anchor-type="char" svg:width="6.6929in" svg:height="0.1854in" draw:z-index="2"><draw:image xlink:href="Pictures/100000010000051100000024F83987F3E00A44FF.png" xlink:type="simple" xlink:show="embed" xlink:actuate="onLoad" draw:mime-type="image/png"/></draw:frame></text:p>
      <text:p text:style-name="Standard"><draw:frame draw:style-name="fr1" draw:name="Image4" text:anchor-type="char" svg:width="6.6929in" svg:height="4.5665in" draw:z-index="3"><draw:image xlink:href="Pictures/100000010000051100000375AA8854EFAB347D51.png" xlink:type="simple" xlink:show="embed" xlink:actuate="onLoad" draw:mime-type="image/png"/></draw:frame></text:p>
      <text:p text:style-name="Standard"><draw:frame draw:style-name="fr2" draw:name="Image5" text:anchor-type="char" svg:x="0in" svg:y="0.1291in" svg:width="6.6929in" svg:height="0.4638in" draw:z-index="4"><draw:image xlink:href="Pictures/10000001000005110000005A535309F275D4A149.png" xlink:type="simple" xlink:show="embed" xlink:actuate="onLoad" draw:mime-type="image/png"/></draw:frame></text:p>
      <text:p text:style-name="Standard"><draw:frame draw:style-name="fr1" draw:name="Image6" text:anchor-type="char" svg:width="6.6929in" svg:height="0.8516in" draw:z-index="5"><draw:image xlink:href="Pictures/1000000100000511000000A5D8E51D62B023AB16.png" xlink:type="simple" xlink:show="embed" xlink:actuate="onLoad" draw:mime-type="image/png"/></draw:frame></text:p>
      <text:p text:style-name="Standard"><draw:frame draw:style-name="fr1" draw:name="Image7" text:anchor-type="char" svg:width="6.6929in" svg:height="0.8516in" draw:z-index="6"><draw:image xlink:href="Pictures/1000000100000511000000A50B767B47D5D1D50E.png" xlink:type="simple" xlink:show="embed" xlink:actuate="onLoad" draw:mime-type="image/png"/></draw:frame></text:p>
      <text:p text:style-name="Standard"><draw:frame draw:style-name="fr2" draw:name="Image8" text:anchor-type="char" svg:x="0in" svg:y="0.0118in" svg:width="6.6929in" svg:height="0.1807in" draw:z-index="7"><draw:image xlink:href="Pictures/100000010000051100000023CF2548853496EC43.png" xlink:type="simple" xlink:show="embed" xlink:actuate="onLoad" draw:mime-type="image/png"/></draw:frame></text:p>
      <text:p text:style-name="Standard"><draw:frame draw:style-name="fr1" draw:name="Image9" text:anchor-type="char" svg:width="6.6929in" svg:height="0.1807in" draw:z-index="8"><draw:image xlink:href="Pictures/1000000100000511000000239839FEE66E2BDAF6.png" xlink:type="simple" xlink:show="embed" xlink:actuate="onLoad" draw:mime-type="image/png"/></draw:frame></text:p>
      <text:p text:style-name="Standard"/>
      <text:p text:style-name="Standard"><draw:frame draw:style-name="fr2" draw:name="Image10" text:anchor-type="char" svg:x="0.052in" svg:y="0in" svg:width="6.6929in" svg:height="1.7075in" draw:z-index="10"><draw:image xlink:href="Pictures/10000001000005110000014BDF6CCAE483821F44.png" xlink:type="simple" xlink:show="embed" xlink:actuate="onLoad" draw:mime-type="image/png"/></draw:frame><text:soft-page-break/></text:p>
      <text:p text:style-name="Standard"><draw:frame draw:style-name="fr1" draw:name="Image11" text:anchor-type="char" svg:width="6.6929in" svg:height="0.2366in" draw:z-index="9"><draw:image xlink:href="Pictures/10000001000005110000002EBCC4C8C6C86C07D7.png" xlink:type="simple" xlink:show="embed" xlink:actuate="onLoad" draw:mime-type="image/png"/></draw:frame></text:p>
      <text:p text:style-name="Standard"><draw:frame draw:style-name="fr1" draw:name="Image12" text:anchor-type="char" svg:width="6.6929in" svg:height="0.3354in" draw:z-index="11"><draw:image xlink:href="Pictures/100000010000051100000041949D33F498EC0A1D.png" xlink:type="simple" xlink:show="embed" xlink:actuate="onLoad" draw:mime-type="image/png"/></draw:frame></text:p>
      <text:p text:style-name="Standard"><draw:frame draw:style-name="fr1" draw:name="Image13" text:anchor-type="char" svg:width="6.6929in" svg:height="0.4898in" draw:z-index="12"><draw:image xlink:href="Pictures/10000001000005110000005FA779D2A5CC1AB310.png" xlink:type="simple" xlink:show="embed" xlink:actuate="onLoad" draw:mime-type="image/png"/></draw:frame></text:p>
      <text:p text:style-name="Standard"><draw:frame draw:style-name="fr1" draw:name="Image14" text:anchor-type="char" svg:width="6.6929in" svg:height="0.9437in" draw:z-index="13"><draw:image xlink:href="Pictures/1000000100000511000000B7ADA4A5FDA43959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01:50.760217783</meta:creation-date>
    <dc:date>2025-04-12T21:30:48.298169209</dc:date>
    <meta:editing-duration>PT8M37S</meta:editing-duration>
    <meta:editing-cycles>1</meta:editing-cycles>
    <meta:document-statistic meta:table-count="0" meta:image-count="1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